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4"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i"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style>
    <style:style style:name="P32" style:family="paragraph" style:parent-style-name="Text_20_body" style:list-style-name="L2">
    </style:style>
    <style:style style:name="P33" style:family="paragraph" style:parent-style-name="Text_20_body" style:list-style-name="L3">
    </style:style>
    <style:style style:name="P34" style:family="paragraph" style:parent-style-name="Text_20_body" style:list-style-name="L4">
    </style:style>
    <style:style style:name="P35" style:family="paragraph" style:parent-style-name="Text_20_body" style:list-style-name="L5">
    </style:style>
    <style:style style:name="P36" style:family="paragraph" style:parent-style-name="Text_20_body" style:list-style-name="L6">
    </style:style>
    <style:style style:name="P37" style:family="paragraph" style:parent-style-name="Text_20_body" style:list-style-name="L7">
    </style:style>
    <style:style style:name="P38" style:family="paragraph" style:parent-style-name="Text_20_body" style:list-style-name="L8">
    </style:style>
  </office:automatic-styles>
  <office:body>
    <office:text>
      <text:p text:style-name="Title">The Hitchhiker's Guide to Online Anonymity</text:p>
      <text:p text:style-name="Text_20_body">Attribution-NonCommercial 4.0 International</text:p>
      <text:p text:style-name="Text_20_body">=======================================================================</text:p>
      <text:p text:style-name="Text_20_body">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Text_20_body">Using Creative Commons Public Licenses</text:p>
      <text:p text:style-name="Text_20_body">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P1"><text:s text:c="1"/>Considerations for licensors: Our public licenses are</text:p>
      <text:p text:style-name="P2"><text:s text:c="1"/>intended for use by those authorized to give the public</text:p>
      <text:p text:style-name="P3"><text:s text:c="1"/>permission to use material in ways otherwise restricted by</text:p>
      <text:p text:style-name="P4"><text:s text:c="1"/>copyright and certain other rights. Our licenses are</text:p>
      <text:p text:style-name="P5"><text:s text:c="1"/>irrevocable. Licensors should read and understand the terms</text:p>
      <text:p text:style-name="P6"><text:s text:c="1"/>and conditions of the license they choose before applying it.</text:p>
      <text:p text:style-name="P7"><text:s text:c="1"/>Licensors should also secure all rights necessary before</text:p>
      <text:p text:style-name="P8"><text:s text:c="1"/>applying our licenses so that the public can reuse the</text:p>
      <text:p text:style-name="P9"><text:s text:c="1"/>material as expected. Licensors should clearly mark any</text:p>
      <text:p text:style-name="P10"><text:s text:c="1"/>material not subject to the license. This includes other CC-</text:p>
      <text:p text:style-name="P11"><text:s text:c="1"/>licensed material, or material used under an exception or</text:p>
      <text:p text:style-name="P12"><text:s text:c="1"/>limitation to copyright. More considerations for licensors:</text:p>
      <text:p text:style-name="P13">wiki.creativecommons.org/Considerations_for_licensors</text:p>
      <text:p text:style-name="P14"/>
      <text:p text:style-name="P15"><text:s text:c="1"/>Considerations for the public: By using one of our public</text:p>
      <text:p text:style-name="P16"><text:s text:c="1"/>licenses, a licensor grants the public permission to use the</text:p>
      <text:p text:style-name="P17"><text:s text:c="1"/>licensed material under specified terms and conditions. If</text:p>
      <text:p text:style-name="P18"><text:s text:c="1"/>the licensor's permission is not necessary for any reason--for</text:p>
      <text:p text:style-name="P19"><text:s text:c="1"/>example, because of any applicable exception or limitation to</text:p>
      <text:p text:style-name="P20"><text:s text:c="1"/>copyright--then that use is not regulated by the license. Our</text:p>
      <text:p text:style-name="P21"><text:s text:c="1"/>licenses grant only permissions under copyright and certain</text:p>
      <text:p text:style-name="P22"><text:s text:c="1"/>other rights that a licensor has authority to grant. Use of</text:p>
      <text:p text:style-name="P23"><text:s text:c="1"/>the licensed material may still be restricted for other</text:p>
      <text:p text:style-name="P24"><text:s text:c="1"/>reasons, including because others have copyright or other</text:p>
      <text:p text:style-name="P25"><text:s text:c="1"/>rights in the material. A licensor may make special requests,</text:p>
      <text:p text:style-name="P26"><text:s text:c="1"/>such as asking that all changes be marked or described.</text:p>
      <text:p text:style-name="P27"><text:s text:c="1"/>Although not required by our licenses, you are encouraged to</text:p>
      <text:p text:style-name="P28"><text:s text:c="1"/>respect those requests where reasonable. More considerations</text:p>
      <text:p text:style-name="P29"><text:s text:c="1"/>for the public:</text:p>
      <text:p text:style-name="P30">wiki.creativecommons.org/Considerations_for_licensees</text:p>
      <text:p text:style-name="First_20_paragraph">=======================================================================</text:p>
      <text:p text:style-name="Text_20_body">Creative Commons Attribution-NonCommercial 4.0 International Public License</text:p>
      <text:p text:style-name="Text_20_body">By exercising the Licensed Rights (defined below), You accept and agree to be bound by the terms and conditions of this Creative Commons Attribution-NonCommercial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Section 1 – Definitions.</text:p>
      <text:list text:style-name="L1">
        <text:list-item>
          <text:p text:style-name="P31">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1">Adapter’s License means the license You apply to Your Copyright and Similar Rights in Your contributions to Adapted Material in accordance with the terms and conditions of this Public License.</text:p>
        </text:list-item>
        <text:list-item>
          <text:p text:style-name="P31">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31">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1">Exceptions and Limitations means fair use, fair dealing, and/or any other exception or limitation to Copyright and Similar Rights that applies to Your use of the Licensed Material.</text:p>
        </text:list-item>
        <text:list-item>
          <text:p text:style-name="P31">Licensed Material means the artistic or literary work, database, or other material to which the Licensor applied this Public License.</text:p>
        </text:list-item>
        <text:list-item>
          <text:p text:style-name="P31">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1">Licensor means the individual(s) or entity(ies) granting rights under this Public License.</text:p>
        </text:list-item>
        <text:list-item>
          <text:p text:style-name="P31">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31">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1">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1">You means the individual or entity exercising the Licensed Rights under this Public License. Your has a corresponding meaning.</text:p>
        </text:list-item>
      </text:list>
      <text:p text:style-name="First_20_paragraph">Section 2 – Scope.</text:p>
      <text:list text:style-name="L2">
        <text:list-item>
          <text:p text:style-name="P32">License grant.</text:p>
          <text:list>
            <text:list-item>
              <text:p text:style-name="P32">Subject to the terms and conditions of this Public License, the Licensor hereby grants You a worldwide, royalty-free, non-sublicensable, non-exclusive, irrevocable license to exercise the Licensed Rights in the Licensed Material to:</text:p>
              <text:list>
                <text:list-item>
                  <text:p text:style-name="P32">reproduce and Share the Licensed Material, in whole or in part, for NonCommercial purposes only; and</text:p>
                </text:list-item>
                <text:list-item>
                  <text:p text:style-name="P32">produce, reproduce, and Share Adapted Material for NonCommercial purposes only.</text:p>
                </text:list-item>
              </text:list>
            </text:list-item>
            <text:list-item>
              <text:p text:style-name="P32">Exceptions and Limitations. For the avoidance of doubt, where Exceptions and Limitations apply to Your use, this Public License does not apply, and You do not need to comply with its terms and conditions.</text:p>
            </text:list-item>
            <text:list-item>
              <text:p text:style-name="P32">Term. The term of this Public License is specified in Section 6(a).</text:p>
            </text:list-item>
            <text:list-item>
              <text:p text:style-name="P32">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
                <text:list-item>
                  <text:p text:style-name="P32">never produces Adapted Material.</text:p>
                </text:list-item>
              </text:list>
            </text:list-item>
            <text:list-item>
              <text:p text:style-name="P32">Downstream recipients.</text:p>
              <text:list>
                <text:list-item>
                  <text:p text:style-name="P32">Offer from the Licensor – Licensed Material. Every recipient of the Licensed Material automatically receives an offer from the Licensor to exercise the Licensed Rights under the terms and conditions of this Public License.</text:p>
                </text:list-item>
                <text:list-item>
                  <text:p text:style-name="P3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2">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2">Other rights.</text:p>
          <text:list>
            <text:list-item>
              <text:p text:style-name="P32">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32">Patent and trademark rights are not licensed under this Public License.</text:p>
            </text:list-item>
            <text:list-item>
              <text:p text:style-name="P3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First_20_paragraph">Section 3 – License Conditions.</text:p>
      <text:p text:style-name="Text_20_body">Your exercise of the Licensed Rights is expressly made subject to the following conditions.</text:p>
      <text:list text:style-name="L3">
        <text:list-item>
          <text:p text:style-name="P33">Attribution.</text:p>
          <text:list>
            <text:list-item>
              <text:p text:style-name="P33">If You Share the Licensed Material (including in modified form), You must:</text:p>
              <text:list>
                <text:list-item>
                  <text:p text:style-name="P33">retain the following if it is supplied by the Licensor with the Licensed Material:</text:p>
                  <text:list>
                    <text:list-item>
                      <text:p text:style-name="P33">identification of the creator(s) of the Licensed Material and any others designated to receive attribution, in any reasonable manner requested by the Licensor (including by pseudonym if designated);</text:p>
                    </text:list-item>
                    <text:list-item>
                      <text:p text:style-name="P33">a copyright notice;</text:p>
                    </text:list-item>
                    <text:list-item>
                      <text:p text:style-name="P33">a notice that refers to this Public License;</text:p>
                    </text:list-item>
                    <text:list-item>
                      <text:p text:style-name="P33">a notice that refers to the disclaimer of warranties;</text:p>
                    </text:list-item>
                    <text:list-item>
                      <text:p text:style-name="P33">a URI or hyperlink to the Licensed Material to the extent reasonably practicable;</text:p>
                    </text:list-item>
                  </text:list>
                </text:list-item>
                <text:list-item>
                  <text:p text:style-name="P33">indicate if You modified the Licensed Material and retain an indication of any previous modifications; and</text:p>
                </text:list-item>
                <text:list-item>
                  <text:p text:style-name="P33">indicate the Licensed Material is licensed under this Public License, and include the text of, or the URI or hyperlink to, this Public License.</text:p>
                </text:list-item>
              </text:list>
            </text:list-item>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33">If requested by the Licensor, You must remove any of the information required by Section 3(a)(1)(A) to the extent reasonably practicable.</text:p>
            </text:list-item>
            <text:list-item>
              <text:p text:style-name="P33">If You Share Adapted Material You produce, the Adapter’s License You apply must not prevent recipients of the Adapted Material from complying with this Public License.</text:p>
            </text:list-item>
          </text:list>
        </text:list-item>
      </text:list>
      <text:p text:style-name="First_20_paragraph">Section 4 – Sui Generis Database Rights.</text:p>
      <text:p text:style-name="Text_20_body">Where the Licensed Rights include Sui Generis Database Rights that apply to Your use of the Licensed Material:</text:p>
      <text:list text:style-name="L4">
        <text:list-item>
          <text:p text:style-name="P34">for the avoidance of doubt, Section 2(a)(1) grants You the right to extract, reuse, reproduce, and Share all or a substantial portion of the contents of the database for NonCommercial purposes only;</text:p>
        </text:list-item>
        <text:list-item>
          <text:p text:style-name="P34">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34">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p text:style-name="Text_20_body">Section 5 – Disclaimer of Warranties and Limitation of Liability.</text:p>
      <text:list text:style-name="L5">
        <text:list-item>
          <text:p text:style-name="P3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3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35">The disclaimer of warranties and limitation of liability provided above shall be interpreted in a manner that, to the extent possible, most closely approximates an absolute disclaimer and waiver of all liability.</text:p>
        </text:list-item>
      </text:list>
      <text:p text:style-name="First_20_paragraph">Section 6 – Term and Termination.</text:p>
      <text:list text:style-name="L6">
        <text:list-item>
          <text:p text:style-name="P36">This Public License applies for the term of the Copyright and Similar Rights licensed here. However, if You fail to comply with this Public License, then Your rights under this Public License terminate automatically.</text:p>
        </text:list-item>
        <text:list-item>
          <text:p text:style-name="P36">Where Your right to use the Licensed Material has terminated under Section 6(a), it reinstates:</text:p>
          <text:list>
            <text:list-item>
              <text:p text:style-name="P36">automatically as of the date the violation is cured, provided it is cured within 30 days of Your discovery of the violation; or</text:p>
            </text:list-item>
            <text:list-item>
              <text:p text:style-name="P36">upon express reinstatement by the Licensor.</text:p>
            </text:list-item>
          </text:list>
          <text:p text:style-name="P36">For the avoidance of doubt, this Section 6(b) does not affect any right the Licensor may have to seek remedies for Your violations of this Public License.</text:p>
        </text:list-item>
        <text:list-item>
          <text:p text:style-name="P36">For the avoidance of doubt, the Licensor may also offer the Licensed Material under separate terms or conditions or stop distributing the Licensed Material at any time; however, doing so will not terminate this Public License.</text:p>
        </text:list-item>
        <text:list-item>
          <text:p text:style-name="P36">Sections 1, 5, 6, 7, and 8 survive termination of this Public License.</text:p>
        </text:list-item>
      </text:list>
      <text:p text:style-name="First_20_paragraph">Section 7 – Other Terms and Conditions.</text:p>
      <text:list text:style-name="L7">
        <text:list-item>
          <text:p text:style-name="P37">The Licensor shall not be bound by any additional or different terms or conditions communicated by You unless expressly agreed.</text:p>
        </text:list-item>
        <text:list-item>
          <text:p text:style-name="P37">Any arrangements, understandings, or agreements regarding the Licensed Material not stated herein are separate from and independent of the terms and conditions of this Public License.</text:p>
        </text:list-item>
      </text:list>
      <text:p text:style-name="First_20_paragraph">Section 8 – Interpretation.</text:p>
      <text:list text:style-name="L8">
        <text:list-item>
          <text:p text:style-name="P38">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38">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38">No term or condition of this Public License will be waived and no failure to comply consented to unless expressly agreed to by the Licensor.</text:p>
        </text:list-item>
        <text:list-item>
          <text:p text:style-name="P38">Nothing in this Public License constitutes or may be interpreted as a limitation upon, or waiver of, any privileges and immunities that apply to the Licensor or You, including from the legal processes of any jurisdiction or authority.</text:p>
        </text:list-item>
      </text:list>
      <text:p text:style-name="First_20_paragraph">=======================================================================</text:p>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Text_20_body">Creative Commons may be contacted at creativecommon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6-26T04:29:43Z</meta:creation-date>
    <dc:date>2022-06-26T04:29:43Z</dc:date>
  </office:meta>
</office:document-meta>
</file>